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>
        <style:tab-stops>
          <style:tab-stop style:type="left" style:leader-style="none" style:position="3.81cm"/>
        </style:tab-stops>
      </style:paragraph-properties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3.651cm"/>
        </style:tab-stops>
      </style:paragraph-properties>
    </style:style>
    <style:style style:name="T4_1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36cm" fo:margin-left="-0.026cm"/>
    </style:style>
    <style:style style:name="Column1" style:family="table-column">
      <style:table-column-properties style:column-width="8.361cm"/>
    </style:style>
    <style:style style:name="Column2" style:family="table-column">
      <style:table-column-properties style:column-width="8.17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2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3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4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5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_6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23_2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23_3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32_2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32_3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T34_3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222222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1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2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3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7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8" style:family="text">
      <style:text-properties fo:background-color="#ffffff" style:text-line-through-style="none" fo:font-style="normal" style:font-style-asian="normal" style:font-style-complex="normal" fo:color="#222222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00%" style:writing-mode="lr-tb"/>
      <style:text-properties fo:background-color="#ffffff" fo:color="#222222" fo:font-size="10pt" style:font-size-asian="10pt" style:font-size-complex="10pt"/>
    </style:style>
    <style:style style:name="P49" style:family="paragraph" style:parent-style-name="Standard">
      <style:paragraph-properties fo:break-before="auto" fo:line-height="100%" style:writing-mode="lr-tb"/>
      <style:text-properties fo:background-color="#ffffff" fo:color="#222222" fo:font-size="10pt" style:font-size-asian="10pt" style:font-size-complex="10pt"/>
    </style:style>
    <style:style style:name="P50" style:family="paragraph" style:parent-style-name="Standard">
      <style:paragraph-properties fo:break-before="auto" fo:line-height="100%" style:writing-mode="lr-tb"/>
      <style:text-properties fo:background-color="#ffffff" fo:color="#222222" fo:font-size="10pt" style:font-size-asian="10pt" style:font-size-complex="10pt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background-color="#ffffff" fo:color="#222222" fo:font-size="10pt" style:font-size-asian="10pt" style:font-size-complex="10pt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background-color="#ffffff" fo:color="#222222" fo:font-size="10pt" style:font-size-asian="10pt" style:font-size-complex="10pt"/>
    </style:style>
    <style:style style:name="P53" style:family="paragraph" style:parent-style-name="Standard">
      <style:paragraph-properties fo:break-before="auto" fo:line-height="100%" style:writing-mode="lr-tb"/>
      <style:text-properties fo:background-color="#ffffff" fo:color="#222222" fo:font-size="10pt" style:font-size-asian="10pt" style:font-size-complex="10pt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background-color="#ffffff" fo:color="#222222" fo:font-size="10pt" style:font-size-asian="10pt" style:font-size-complex="10pt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>
      <style:text-properties fo:background-color="#ffffff" fo:color="#222222" fo:font-size="10pt" style:font-size-asian="10pt" style:font-size-complex="10pt"/>
    </style:style>
    <style:style style:name="P56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71" style:family="paragraph" style:parent-style-name="Standard">
      <style:paragraph-properties fo:break-before="page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3.81cm"/>
    </style:style>
    <style:style style:name="Column4" style:family="table-column">
      <style:table-column-properties style:column-width="2.619cm"/>
    </style:style>
    <style:style style:name="Column5" style:family="table-column">
      <style:table-column-properties style:column-width="10.081cm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19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P21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Bash</text:span><text:span text:style-name="T1_2"><text:s/></text:span><text:span text:style-name="T1_3">Terminology</text:span></text:p>
      <text:p text:style-name="P2"><text:span text:style-name="T2_1"><text:tab/><text:s/><text:tab/><text:s/><text:tab/></text:span><text:span text:style-name="T2_2"><text:s text:c="2"/><text:tab/></text:span></text:p>
      <text:p text:style-name="P3"/>
      <text:p text:style-name="P4"><text:span text:style-name="T4_1"><text:tab/><text:tab/><text:s text:c="10"/></text:span></text:p>
      <text:p text:style-name="P5"><text:span text:style-name="T5_1"><text:tab/><text:tab/><text:tab/></text:span></text:p>
      <text:p text:style-name="P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7"><text:span text:style-name="T7_1">BASH</text:span></text:p>
          </table:table-cell>
          <table:table-cell table:style-name="Cell2">
            <text:p text:style-name="P8"><text:span text:style-name="T8_1">BASH</text:span><text:span text:style-name="T8_2"><text:s/></text:span><text:span text:style-name="T8_3">stands</text:span><text:span text:style-name="T8_4"><text:s/></text:span><text:span text:style-name="T8_5">for</text:span><text:span text:style-name="T8_6"><text:s/></text:span><text:span text:style-name="T8_7">Born</text:span><text:span text:style-name="T8_8"><text:s/></text:span><text:span text:style-name="T8_9">Again</text:span><text:span text:style-name="T8_10"><text:s/></text:span><text:span text:style-name="T8_11">Shell</text:span></text:p>
          </table:table-cell>
        </table:table-row>
        <table:table-row table:style-name="Row2">
          <table:table-cell table:style-name="Cell3">
            <text:p text:style-name="P9"><text:span text:style-name="T9_1">Directories</text:span></text:p>
          </table:table-cell>
          <table:table-cell table:style-name="Cell4">
            <text:p text:style-name="P10"><text:span text:style-name="T10_1">Directories</text:span><text:span text:style-name="T10_2"><text:s/></text:span><text:span text:style-name="T10_3">are</text:span><text:span text:style-name="T10_4"><text:s/></text:span><text:span text:style-name="T10_5">folders</text:span><text:span text:style-name="T10_6"><text:s/></text:span><text:span text:style-name="T10_7">in</text:span><text:span text:style-name="T10_8"><text:s/></text:span><text:span text:style-name="T10_9">coding</text:span><text:span text:style-name="T10_10"><text:s/></text:span><text:span text:style-name="T10_11">language</text:span></text:p>
          </table:table-cell>
        </table:table-row>
        <table:table-row table:style-name="Row3">
          <table:table-cell table:style-name="Cell5">
            <text:p text:style-name="P11"><text:span text:style-name="T11_1">Terminal</text:span></text:p>
          </table:table-cell>
          <table:table-cell table:style-name="Cell6">
            <text:p text:style-name="P12"><text:span text:style-name="T12_1">Is</text:span><text:span text:style-name="T12_2"><text:s/></text:span><text:span text:style-name="T12_3">a</text:span><text:span text:style-name="T12_4"><text:s/></text:span><text:span text:style-name="T12_5">program</text:span><text:span text:style-name="T12_6"><text:s/></text:span><text:span text:style-name="T12_7">that</text:span><text:span text:style-name="T12_8"><text:s/></text:span><text:span text:style-name="T12_9">gives</text:span><text:span text:style-name="T12_10"><text:s/></text:span><text:span text:style-name="T12_11">you</text:span><text:span text:style-name="T12_12"><text:s/></text:span><text:span text:style-name="T12_13">a</text:span><text:span text:style-name="T12_14"><text:s/></text:span><text:span text:style-name="T12_15">prompt</text:span></text:p>
          </table:table-cell>
        </table:table-row>
        <table:table-row table:style-name="Row4">
          <table:table-cell table:style-name="Cell7">
            <text:p text:style-name="P13"><text:span text:style-name="T13_1">pwd</text:span></text:p>
          </table:table-cell>
          <table:table-cell table:style-name="Cell8">
            <text:p text:style-name="P14"><text:span text:style-name="T14_1">Present</text:span><text:span text:style-name="T14_2"><text:s/></text:span><text:span text:style-name="T14_3">Working</text:span><text:span text:style-name="T14_4"><text:s/></text:span><text:span text:style-name="T14_5">Directory</text:span><text:span text:style-name="T14_6">.<text:s/></text:span><text:span text:style-name="T14_7">It</text:span><text:span text:style-name="T14_8"><text:s/></text:span><text:span text:style-name="T14_9">lets</text:span><text:span text:style-name="T14_10"><text:s/></text:span><text:span text:style-name="T14_11">you</text:span><text:span text:style-name="T14_12"><text:s/></text:span><text:span text:style-name="T14_13">know</text:span><text:span text:style-name="T14_14"><text:s/></text:span><text:span text:style-name="T14_15">where</text:span><text:span text:style-name="T14_16"><text:s/></text:span><text:span text:style-name="T14_17">you</text:span><text:span text:style-name="T14_18"><text:s/></text:span><text:span text:style-name="T14_19">are</text:span><text:span text:style-name="T14_20"><text:s/></text:span><text:span text:style-name="T14_21">located</text:span><text:span text:style-name="T14_22">,<text:s/></text:span><text:span text:style-name="T14_23">or</text:span><text:span text:style-name="T14_24"><text:s/></text:span><text:span text:style-name="T14_25">it</text:span><text:span text:style-name="T14_26"><text:s/></text:span><text:span text:style-name="T14_27">prints</text:span><text:span text:style-name="T14_28"><text:s/></text:span><text:span text:style-name="T14_29">the</text:span><text:span text:style-name="T14_30"><text:s/></text:span><text:span text:style-name="T14_31">path</text:span><text:span text:style-name="T14_32"><text:s/></text:span><text:span text:style-name="T14_33">to</text:span><text:span text:style-name="T14_34"><text:s/></text:span><text:span text:style-name="T14_35">your</text:span><text:span text:style-name="T14_36"><text:s/></text:span><text:span text:style-name="T14_37">current</text:span><text:span text:style-name="T14_38"><text:s/></text:span><text:span text:style-name="T14_39">location</text:span></text:p>
          </table:table-cell>
        </table:table-row>
        <table:table-row table:style-name="Row5">
          <table:table-cell table:style-name="Cell9">
            <text:p text:style-name="P15"><text:span text:style-name="T15_1">ls</text:span></text:p>
          </table:table-cell>
          <table:table-cell table:style-name="Cell10">
            <text:p text:style-name="P16"><text:span text:style-name="T16_1">Tells</text:span><text:span text:style-name="T16_2"><text:s/></text:span><text:span text:style-name="T16_3">the</text:span><text:span text:style-name="T16_4"><text:s/></text:span><text:span text:style-name="T16_5">computer</text:span><text:span text:style-name="T16_6"><text:s/></text:span><text:span text:style-name="T16_7">that</text:span><text:span text:style-name="T16_8"><text:s/></text:span><text:span text:style-name="T16_9">you</text:span><text:span text:style-name="T16_10"><text:s/></text:span><text:span text:style-name="T16_11">want</text:span><text:span text:style-name="T16_12"><text:s/></text:span><text:span text:style-name="T16_13">to</text:span><text:span text:style-name="T16_14"><text:s/></text:span><text:span text:style-name="T16_15">see</text:span><text:span text:style-name="T16_16">;</text:span><text:span text:style-name="T16_17">a</text:span><text:span text:style-name="T16_18"><text:s/></text:span><text:span text:style-name="T16_19">list</text:span><text:span text:style-name="T16_20"><text:s/></text:span><text:span text:style-name="T16_21">of</text:span><text:span text:style-name="T16_22"><text:s/></text:span><text:span text:style-name="T16_23">what</text:span><text:span text:style-name="T16_24">'</text:span><text:span text:style-name="T16_25">s</text:span><text:span text:style-name="T16_26"><text:s/></text:span><text:span text:style-name="T16_27">inside</text:span><text:span text:style-name="T16_28"><text:s/></text:span><text:span text:style-name="T16_29">a</text:span><text:span text:style-name="T16_30"><text:s/></text:span><text:span text:style-name="T16_31">folder</text:span><text:span text:style-name="T16_32">.<text:s/></text:span><text:span text:style-name="T16_33">If</text:span><text:span text:style-name="T16_34"><text:s/></text:span><text:span text:style-name="T16_35">you</text:span><text:span text:style-name="T16_36"><text:s/></text:span><text:span text:style-name="T16_37">type</text:span><text:span text:style-name="T16_38"><text:s/></text:span><text:span text:style-name="T16_39">it</text:span><text:span text:style-name="T16_40"><text:s/></text:span><text:span text:style-name="T16_41">by</text:span><text:span text:style-name="T16_42"><text:s/></text:span><text:span text:style-name="T16_43">itself</text:span><text:span text:style-name="T16_44">,<text:s/></text:span><text:span text:style-name="T16_45">it</text:span><text:span text:style-name="T16_46"><text:s/></text:span><text:span text:style-name="T16_47">will</text:span><text:span text:style-name="T16_48"><text:s/></text:span><text:span text:style-name="T16_49">tell</text:span><text:span text:style-name="T16_50"><text:s/></text:span><text:span text:style-name="T16_51">you</text:span><text:span text:style-name="T16_52"><text:s/></text:span><text:span text:style-name="T16_53">what</text:span><text:span text:style-name="T16_54">'</text:span><text:span text:style-name="T16_55">s</text:span><text:span text:style-name="T16_56"><text:s/></text:span><text:span text:style-name="T16_57">in</text:span><text:span text:style-name="T16_58"><text:s/></text:span><text:span text:style-name="T16_59">the</text:span><text:span text:style-name="T16_60"><text:s/></text:span><text:span text:style-name="T16_61">folder</text:span><text:span text:style-name="T16_62"><text:s/></text:span><text:span text:style-name="T16_63">you</text:span><text:span text:style-name="T16_64">'</text:span><text:span text:style-name="T16_65">re</text:span><text:span text:style-name="T16_66"><text:s/></text:span><text:span text:style-name="T16_67">standing</text:span><text:span text:style-name="T16_68"><text:s/></text:span><text:span text:style-name="T16_69">in</text:span><text:span text:style-name="T16_70"><text:s/></text:span><text:span text:style-name="T16_71">right</text:span><text:span text:style-name="T16_72"><text:s/></text:span><text:span text:style-name="T16_73">now</text:span><text:span text:style-name="T16_74">.<text:s/></text:span><text:span text:style-name="T16_75">“</text:span><text:span text:style-name="T16_76">ls</text:span><text:span text:style-name="T16_77">”</text:span><text:span text:style-name="T16_78"><text:s/></text:span><text:span text:style-name="T16_79">means</text:span><text:span text:style-name="T16_80"><text:s/></text:span><text:span text:style-name="T16_81">list</text:span><text:span text:style-name="T16_82"><text:s/></text:span><text:span text:style-name="T16_83">or</text:span><text:span text:style-name="T16_84"><text:s/></text:span><text:span text:style-name="T16_85">list</text:span><text:span text:style-name="T16_86"><text:s/></text:span><text:span text:style-name="T16_87">segment</text:span></text:p>
          </table:table-cell>
        </table:table-row>
        <table:table-row table:style-name="Row6">
          <table:table-cell table:style-name="Cell11">
            <text:p text:style-name="P17"><text:span text:style-name="T17_1">cd</text:span></text:p>
          </table:table-cell>
          <table:table-cell table:style-name="Cell12">
            <text:p text:style-name="P18"><text:span text:style-name="T18_1">Tells</text:span><text:span text:style-name="T18_2"><text:s/></text:span><text:span text:style-name="T18_3">the</text:span><text:span text:style-name="T18_4"><text:s/></text:span><text:span text:style-name="T18_5">computer</text:span><text:span text:style-name="T18_6"><text:s/></text:span><text:span text:style-name="T18_7">to</text:span><text:span text:style-name="T18_8"><text:s/></text:span><text:span text:style-name="T18_9">move</text:span><text:span text:style-name="T18_10"><text:s/></text:span><text:span text:style-name="T18_11">to</text:span><text:span text:style-name="T18_12"><text:s/></text:span><text:span text:style-name="T18_13">another</text:span><text:span text:style-name="T18_14"><text:s/></text:span><text:span text:style-name="T18_15">folder</text:span><text:span text:style-name="T18_16">,<text:s/></text:span><text:span text:style-name="T18_17">and</text:span><text:span text:style-name="T18_18"><text:s/></text:span><text:span text:style-name="T18_19">is</text:span><text:span text:style-name="T18_20"><text:s/></text:span><text:span text:style-name="T18_21">short</text:span><text:span text:style-name="T18_22"><text:s/></text:span><text:span text:style-name="T18_23">for</text:span><text:span text:style-name="T18_24"><text:s/></text:span><text:span text:style-name="T18_25">Change</text:span><text:span text:style-name="T18_26"><text:s/></text:span><text:span text:style-name="T18_27">Directory</text:span></text:p>
          </table:table-cell>
        </table:table-row>
        <table:table-row table:style-name="Row7">
          <table:table-cell table:style-name="Cell13">
            <text:p text:style-name="P19"><text:span text:style-name="T19_1">mkdir</text:span></text:p>
          </table:table-cell>
          <table:table-cell table:style-name="Cell14">
            <text:p text:style-name="P20"><text:span text:style-name="T20_1">Tells</text:span><text:span text:style-name="T20_2"><text:s/></text:span><text:span text:style-name="T20_3">the</text:span><text:span text:style-name="T20_4"><text:s/></text:span><text:span text:style-name="T20_5">computer</text:span><text:span text:style-name="T20_6"><text:s/></text:span><text:span text:style-name="T20_7">to</text:span><text:span text:style-name="T20_8"><text:s/></text:span><text:span text:style-name="T20_9">make</text:span><text:span text:style-name="T20_10"><text:s/></text:span><text:span text:style-name="T20_11">a</text:span><text:span text:style-name="T20_12"><text:s/></text:span><text:span text:style-name="T20_13">folder</text:span><text:span text:style-name="T20_14">,<text:s/></text:span><text:span text:style-name="T20_15">and</text:span><text:span text:style-name="T20_16"><text:s/></text:span><text:span text:style-name="T20_17">is</text:span><text:span text:style-name="T20_18"><text:s/></text:span><text:span text:style-name="T20_19">short</text:span><text:span text:style-name="T20_20"><text:s/></text:span><text:span text:style-name="T20_21">for</text:span><text:span text:style-name="T20_22"><text:s/>“</text:span><text:span text:style-name="T20_23">Make</text:span><text:span text:style-name="T20_24"><text:s/></text:span><text:span text:style-name="T20_25">Directory</text:span><text:span text:style-name="T20_26">”.<text:s/></text:span><text:span text:style-name="T20_27">Just</text:span><text:span text:style-name="T20_28"><text:s/></text:span><text:span text:style-name="T20_29">like</text:span><text:span text:style-name="T20_30"><text:s/></text:span><text:span text:style-name="T20_31">with</text:span><text:span text:style-name="T20_32"><text:s/></text:span><text:span text:style-name="T20_33">cd</text:span><text:span text:style-name="T20_34">,<text:s/></text:span><text:span text:style-name="T20_35">you</text:span><text:span text:style-name="T20_36"><text:s/></text:span><text:span text:style-name="T20_37">also</text:span><text:span text:style-name="T20_38"><text:s/></text:span><text:span text:style-name="T20_39">have</text:span><text:span text:style-name="T20_40"><text:s/></text:span><text:span text:style-name="T20_41">to</text:span><text:span text:style-name="T20_42"><text:s/></text:span><text:span text:style-name="T20_43">tell</text:span><text:span text:style-name="T20_44"><text:s/></text:span><text:span text:style-name="T20_45">it</text:span><text:span text:style-name="T20_46"><text:s/></text:span><text:span text:style-name="T20_47">the</text:span><text:span text:style-name="T20_48"><text:s/></text:span><text:span text:style-name="T20_49">name</text:span><text:span text:style-name="T20_50"><text:s/></text:span><text:span text:style-name="T20_51">of</text:span><text:span text:style-name="T20_52"><text:s/></text:span><text:span text:style-name="T20_53">the</text:span><text:span text:style-name="T20_54"><text:s/></text:span><text:span text:style-name="T20_55">new</text:span><text:span text:style-name="T20_56"><text:s/></text:span><text:span text:style-name="T20_57">folder</text:span><text:span text:style-name="T20_58"><text:s/></text:span><text:span text:style-name="T20_59">you</text:span><text:span text:style-name="T20_60"><text:s/></text:span><text:span text:style-name="T20_61">want</text:span><text:span text:style-name="T20_62"><text:s/></text:span><text:span text:style-name="T20_63">to</text:span><text:span text:style-name="T20_64"><text:s/></text:span><text:span text:style-name="T20_65">make</text:span><text:span text:style-name="T20_66">.</text:span></text:p>
          </table:table-cell>
        </table:table-row>
        <table:table-row table:style-name="Row8">
          <table:table-cell table:style-name="Cell15">
            <text:p text:style-name="P21"><text:span text:style-name="T21_1">touch</text:span></text:p>
          </table:table-cell>
          <table:table-cell table:style-name="Cell16">
            <text:p text:style-name="P22"><text:span text:style-name="T22_1">Creates</text:span><text:span text:style-name="T22_2"><text:s/></text:span><text:span text:style-name="T22_3">a</text:span><text:span text:style-name="T22_4"><text:s/></text:span><text:span text:style-name="T22_5">file</text:span><text:span text:style-name="T22_6">.<text:s/></text:span><text:span text:style-name="T22_7">What</text:span><text:span text:style-name="T22_8"><text:s/></text:span><text:span text:style-name="T22_9">you</text:span><text:span text:style-name="T22_10"><text:s/></text:span><text:span text:style-name="T22_11">write</text:span><text:span text:style-name="T22_12"><text:s/></text:span><text:span text:style-name="T22_13">after</text:span><text:span text:style-name="T22_14"><text:s/></text:span><text:span text:style-name="T22_15">will</text:span><text:span text:style-name="T22_16"><text:s/></text:span><text:span text:style-name="T22_17">be</text:span><text:span text:style-name="T22_18"><text:s/></text:span><text:span text:style-name="T22_19">the</text:span><text:span text:style-name="T22_20"><text:s/></text:span><text:span text:style-name="T22_21">name</text:span><text:span text:style-name="T22_22"><text:s/></text:span><text:span text:style-name="T22_23">of</text:span><text:span text:style-name="T22_24"><text:s/></text:span><text:span text:style-name="T22_25">the</text:span><text:span text:style-name="T22_26"><text:s/></text:span><text:span text:style-name="T22_27">file</text:span><text:span text:style-name="T22_28">.</text:span></text:p>
          </table:table-cell>
        </table:table-row>
        <table:table-row table:style-name="Row9">
          <table:table-cell table:style-name="Cell17">
            <text:p text:style-name="P23"><text:span text:style-name="T23_1">ctrl</text:span><text:span text:style-name="T23_2">+</text:span><text:span text:style-name="T23_3">c</text:span></text:p>
          </table:table-cell>
          <table:table-cell table:style-name="Cell18">
            <text:p text:style-name="P24"><text:span text:style-name="T24_1">Will</text:span><text:span text:style-name="T24_2"><text:s/></text:span><text:span text:style-name="T24_3">kill</text:span><text:span text:style-name="T24_4"><text:s/></text:span><text:span text:style-name="T24_5">any</text:span><text:span text:style-name="T24_6"><text:s/></text:span><text:span text:style-name="T24_7">line</text:span><text:span text:style-name="T24_8"><text:s/></text:span><text:span text:style-name="T24_9">of</text:span><text:span text:style-name="T24_10"><text:s/></text:span><text:span text:style-name="T24_11">coding</text:span><text:span text:style-name="T24_12"><text:s/></text:span><text:span text:style-name="T24_13">you</text:span><text:span text:style-name="T24_14">'</text:span><text:span text:style-name="T24_15">re</text:span><text:span text:style-name="T24_16"><text:s/></text:span><text:span text:style-name="T24_17">going</text:span><text:span text:style-name="T24_18"><text:s/></text:span><text:span text:style-name="T24_19">through</text:span></text:p>
            <text:p text:style-name="P25"/>
          </table:table-cell>
        </table:table-row>
        <table:table-row table:style-name="Row10">
          <table:table-cell table:style-name="Cell19">
            <text:p text:style-name="P26"><text:span text:style-name="T26_1">cd</text:span><text:span text:style-name="T26_2"><text:s/>..</text:span></text:p>
          </table:table-cell>
          <table:table-cell table:style-name="Cell20">
            <text:p text:style-name="P27"><text:span text:style-name="T27_1">Goes</text:span><text:span text:style-name="T27_2"><text:s/></text:span><text:span text:style-name="T27_3">back</text:span><text:span text:style-name="T27_4"><text:s/></text:span><text:span text:style-name="T27_5">one</text:span><text:span text:style-name="T27_6"><text:s/></text:span><text:span text:style-name="T27_7">step</text:span><text:span text:style-name="T27_8"><text:s/></text:span><text:span text:style-name="T27_9">in</text:span><text:span text:style-name="T27_10"><text:s/></text:span><text:span text:style-name="T27_11">the</text:span><text:span text:style-name="T27_12"><text:s/></text:span><text:span text:style-name="T27_13">path</text:span></text:p>
          </table:table-cell>
        </table:table-row>
        <table:table-row table:style-name="Row11">
          <table:table-cell table:style-name="Cell21">
            <text:p text:style-name="P28"><text:span text:style-name="T28_1">cd</text:span><text:span text:style-name="T28_2"><text:s/>~/</text:span></text:p>
          </table:table-cell>
          <table:table-cell table:style-name="Cell22">
            <text:p text:style-name="P29"><text:span text:style-name="T29_1">Takes</text:span><text:span text:style-name="T29_2"><text:s/></text:span><text:span text:style-name="T29_3">you</text:span><text:span text:style-name="T29_4"><text:s/></text:span><text:span text:style-name="T29_5">all</text:span><text:span text:style-name="T29_6"><text:s/></text:span><text:span text:style-name="T29_7">of</text:span><text:span text:style-name="T29_8"><text:s/></text:span><text:span text:style-name="T29_9">the</text:span><text:span text:style-name="T29_10"><text:s/></text:span><text:span text:style-name="T29_11">way</text:span><text:span text:style-name="T29_12"><text:s/></text:span><text:span text:style-name="T29_13">back</text:span><text:span text:style-name="T29_14"><text:s/></text:span><text:span text:style-name="T29_15">to</text:span><text:span text:style-name="T29_16"><text:s/></text:span><text:span text:style-name="T29_17">the</text:span><text:span text:style-name="T29_18"><text:s/></text:span><text:span text:style-name="T29_19">beginning</text:span></text:p>
          </table:table-cell>
        </table:table-row>
        <table:table-row table:style-name="Row12">
          <table:table-cell table:style-name="Cell23">
            <text:p text:style-name="P30"><text:span text:style-name="T30_1">rm</text:span></text:p>
          </table:table-cell>
          <table:table-cell table:style-name="Cell24">
            <text:p text:style-name="P31"><text:span text:style-name="T31_1">To</text:span><text:span text:style-name="T31_2"><text:s/></text:span><text:span text:style-name="T31_3">remove</text:span><text:span text:style-name="T31_4"><text:s/></text:span><text:span text:style-name="T31_5">a</text:span><text:span text:style-name="T31_6"><text:s/></text:span><text:span text:style-name="T31_7">file</text:span></text:p>
          </table:table-cell>
        </table:table-row>
        <table:table-row table:style-name="Row13">
          <table:table-cell table:style-name="Cell25">
            <text:p text:style-name="P32"><text:span text:style-name="T32_1">rm</text:span><text:span text:style-name="T32_2"><text:s/>-</text:span><text:span text:style-name="T32_3">r</text:span></text:p>
          </table:table-cell>
          <table:table-cell table:style-name="Cell26">
            <text:p text:style-name="P33"><text:span text:style-name="T33_1">Will</text:span><text:span text:style-name="T33_2"><text:s/></text:span><text:span text:style-name="T33_3">delete</text:span><text:span text:style-name="T33_4"><text:s/></text:span><text:span text:style-name="T33_5">a</text:span><text:span text:style-name="T33_6"><text:s/></text:span><text:span text:style-name="T33_7">directory</text:span><text:span text:style-name="T33_8"><text:s/></text:span><text:span text:style-name="T33_9">containing</text:span><text:span text:style-name="T33_10"><text:s/></text:span><text:span text:style-name="T33_11">files</text:span><text:span text:style-name="T33_12">.<text:s/>&lt;</text:span><text:span text:style-name="T33_13">rm</text:span><text:span text:style-name="T33_14">&gt;<text:s/>&lt;-</text:span><text:span text:style-name="T33_15">r</text:span><text:span text:style-name="T33_16">&gt;<text:s/>&lt;</text:span><text:span text:style-name="T33_17">foldername</text:span><text:span text:style-name="T33_18">&gt;</text:span></text:p>
          </table:table-cell>
        </table:table-row>
        <table:table-row table:style-name="Row14">
          <table:table-cell table:style-name="Cell27">
            <text:p text:style-name="P34"><text:span text:style-name="T34_1">ls</text:span><text:span text:style-name="T34_2"><text:s/>-</text:span><text:span text:style-name="T34_3">l</text:span></text:p>
          </table:table-cell>
          <table:table-cell table:style-name="Cell28">
            <text:p text:style-name="P35"><text:span text:style-name="T35_1">the</text:span><text:span text:style-name="T35_2"><text:s/></text:span><text:span text:style-name="T35_3">extra</text:span><text:span text:style-name="T35_4"><text:s/>“</text:span><text:span text:style-name="T35_5">l</text:span><text:span text:style-name="T35_6">”<text:s/></text:span><text:span text:style-name="T35_7">means</text:span><text:span text:style-name="T35_8"><text:s/></text:span><text:span text:style-name="T35_9">long</text:span><text:span text:style-name="T35_10">-</text:span><text:span text:style-name="T35_11">format</text:span><text:span text:style-name="T35_12"><text:s/></text:span><text:span text:style-name="T35_13">and</text:span><text:span text:style-name="T35_14"><text:s/></text:span><text:span text:style-name="T35_15">will</text:span><text:span text:style-name="T35_16"><text:s/></text:span><text:span text:style-name="T35_17">give</text:span><text:span text:style-name="T35_18"><text:s/></text:span><text:span text:style-name="T35_19">you</text:span><text:span text:style-name="T35_20"><text:s/></text:span><text:span text:style-name="T35_21">detailed</text:span><text:span text:style-name="T35_22"><text:s/></text:span><text:span text:style-name="T35_23">information</text:span><text:span text:style-name="T35_24"><text:s/></text:span><text:span text:style-name="T35_25">about</text:span><text:span text:style-name="T35_26"><text:s/></text:span><text:span text:style-name="T35_27">the</text:span><text:span text:style-name="T35_28"><text:s/></text:span><text:span text:style-name="T35_29">folders</text:span><text:span text:style-name="T35_30"><text:s/></text:span><text:span text:style-name="T35_31">in</text:span><text:span text:style-name="T35_32"><text:s/></text:span><text:span text:style-name="T35_33">the</text:span><text:span text:style-name="T35_34"><text:s/></text:span><text:span text:style-name="T35_35">directory</text:span><text:span text:style-name="T35_36"><text:s/></text:span><text:span text:style-name="T35_37">you</text:span><text:span text:style-name="T35_38"><text:s/></text:span><text:span text:style-name="T35_39">are</text:span><text:span text:style-name="T35_40"><text:s/></text:span><text:span text:style-name="T35_41">standing</text:span><text:span text:style-name="T35_42"><text:s/></text:span><text:span text:style-name="T35_43">in</text:span><text:span text:style-name="T35_44">.</text:span></text:p>
          </table:table-cell>
        </table:table-row>
        <table:table-row table:style-name="Row15">
          <table:table-cell table:style-name="Cell29">
            <text:p text:style-name="P36"/>
          </table:table-cell>
          <table:table-cell table:style-name="Cell30">
            <text:p text:style-name="P37"><text:span text:style-name="T37_1">A</text:span><text:span text:style-name="T37_2"><text:s/></text:span><text:span text:style-name="T37_3">space</text:span><text:span text:style-name="T37_4"><text:s/></text:span><text:span text:style-name="T37_5">in</text:span><text:span text:style-name="T37_6"><text:s/></text:span><text:span text:style-name="T37_7">BASH</text:span><text:span text:style-name="T37_8"><text:s/></text:span><text:span text:style-name="T37_9">language</text:span><text:span text:style-name="T37_10"><text:s/></text:span><text:span text:style-name="T37_11">means</text:span><text:span text:style-name="T37_12"><text:s/></text:span><text:span text:style-name="T37_13">another</text:span><text:span text:style-name="T37_14"><text:s/></text:span><text:span text:style-name="T37_15">command</text:span></text:p>
            <text:p text:style-name="P38"/>
          </table:table-cell>
        </table:table-row>
        <table:table-row table:style-name="Row16">
          <table:table-cell table:style-name="Cell31">
            <text:p text:style-name="P39"><text:span text:style-name="T39_1">mv</text:span></text:p>
          </table:table-cell>
          <table:table-cell table:style-name="Cell32">
            <text:p text:style-name="P40"><text:span text:style-name="T40_1">Is</text:span><text:span text:style-name="T40_2"><text:s/></text:span><text:span text:style-name="T40_3">the</text:span><text:span text:style-name="T40_4"><text:s/></text:span><text:span text:style-name="T40_5">command</text:span><text:span text:style-name="T40_6"><text:s/></text:span><text:span text:style-name="T40_7">for</text:span><text:span text:style-name="T40_8"><text:s/></text:span><text:span text:style-name="T40_9">moving</text:span><text:span text:style-name="T40_10"><text:s/></text:span><text:span text:style-name="T40_11">a</text:span><text:span text:style-name="T40_12"><text:s/></text:span><text:span text:style-name="T40_13">file</text:span><text:span text:style-name="T40_14">.<text:s/></text:span><text:span text:style-name="T40_15">It</text:span><text:span text:style-name="T40_16"><text:s/></text:span><text:span text:style-name="T40_17">can</text:span><text:span text:style-name="T40_18"><text:s/></text:span><text:span text:style-name="T40_19">also</text:span><text:span text:style-name="T40_20"><text:s/></text:span><text:span text:style-name="T40_21">be</text:span><text:span text:style-name="T40_22"><text:s/></text:span><text:span text:style-name="T40_23">used</text:span><text:span text:style-name="T40_24"><text:s/></text:span><text:span text:style-name="T40_25">to</text:span><text:span text:style-name="T40_26"><text:s/></text:span><text:span text:style-name="T40_27">rename</text:span><text:span text:style-name="T40_28"><text:s/></text:span><text:span text:style-name="T40_29">the</text:span><text:span text:style-name="T40_30"><text:s/></text:span><text:span text:style-name="T40_31">file</text:span><text:span text:style-name="T40_32"><text:s/></text:span><text:span text:style-name="T40_33">if</text:span><text:span text:style-name="T40_34"><text:s/></text:span><text:span text:style-name="T40_35">the</text:span><text:span text:style-name="T40_36"><text:s/></text:span><text:span text:style-name="T40_37">place</text:span><text:span text:style-name="T40_38"><text:s/></text:span><text:span text:style-name="T40_39">doesn</text:span><text:span text:style-name="T40_40">'</text:span><text:span text:style-name="T40_41">t</text:span><text:span text:style-name="T40_42"><text:s/></text:span><text:span text:style-name="T40_43">exist</text:span><text:span text:style-name="T40_44">.</text:span></text:p>
            <text:p text:style-name="P41"/>
          </table:table-cell>
        </table:table-row>
        <table:table-row table:style-name="Row17">
          <table:table-cell table:style-name="Cell33">
            <text:p text:style-name="P42"><text:span text:style-name="T42_1">cp</text:span></text:p>
          </table:table-cell>
          <table:table-cell table:style-name="Cell34">
            <text:p text:style-name="P43"><text:span text:style-name="T43_1">Means</text:span><text:span text:style-name="T43_2"><text:s/>“</text:span><text:span text:style-name="T43_3">Copy</text:span><text:span text:style-name="T43_4">”.<text:s/></text:span><text:span text:style-name="T43_5">You</text:span><text:span text:style-name="T43_6"><text:s/></text:span><text:span text:style-name="T43_7">would</text:span><text:span text:style-name="T43_8"><text:s/></text:span><text:span text:style-name="T43_9">code</text:span><text:span text:style-name="T43_10"><text:s/></text:span><text:span text:style-name="T43_11">it</text:span><text:span text:style-name="T43_12"><text:s/>&lt;</text:span><text:span text:style-name="T43_13">cp</text:span><text:span text:style-name="T43_14">&gt;<text:s/>&lt;</text:span><text:span text:style-name="T43_15">nameofthefolder</text:span><text:span text:style-name="T43_16">&gt;<text:s/>&lt;</text:span><text:span text:style-name="T43_17">nameofnewfolder</text:span><text:span text:style-name="T43_18">&gt;</text:span></text:p>
          </table:table-cell>
        </table:table-row>
      </table:table>
      <text:p text:style-name="P44"/>
      <text:p text:style-name="P45"><text:span text:style-name="T45_1"><text:tab/><text:tab/><text:tab/></text:span></text:p>
      <text:p text:style-name="P46"/>
      <text:p text:style-name="P47"/>
      <text:p text:style-name="P48"/>
      <text:p text:style-name="P49"/>
      <text:p text:style-name="P50"/>
      <text:p text:style-name="P51"><text:span text:style-name="T51_1"><text:tab/></text:span></text:p>
      <text:p text:style-name="P52"><text:span text:style-name="T52_1"><text:tab/><text:tab/></text:span></text:p>
      <text:p text:style-name="P53"/>
      <text:p text:style-name="P54"><text:span text:style-name="T54_1"><text:tab/></text:span></text:p>
      <text:p text:style-name="P55"><text:span text:style-name="T55_1"><text:tab/></text:span></text:p>
      <text:p text:style-name="P56"/>
      <text:p text:style-name="P57"/>
      <text:p text:style-name="P58"/>
      <text:p text:style-name="P59"><text:span text:style-name="T59_1">.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able:table table:style-name="Table2">
        <table:table-column table:style-name="Column3"/>
        <table:table-column table:style-name="Column4"/>
        <table:table-column table:style-name="Column5"/>
        <table:table-row table:style-name="Row18">
          <table:table-cell table:style-name="Cell35">
            <text:p text:style-name="P72"><text:span text:style-name="T72_1">Function</text:span></text:p>
          </table:table-cell>
          <table:table-cell table:style-name="Cell36">
            <text:p text:style-name="P73"><text:span text:style-name="T73_1">Syntax</text:span></text:p>
          </table:table-cell>
          <table:table-cell table:style-name="Cell37">
            <text:p text:style-name="P74"><text:span text:style-name="T74_1">Definition</text:span></text:p>
          </table:table-cell>
        </table:table-row>
        <table:table-row table:style-name="Row19">
          <table:table-cell table:style-name="Cell38">
            <text:p text:style-name="P75"><text:span text:style-name="T75_1">Find</text:span><text:span text:style-name="T75_2"><text:s/></text:span><text:span text:style-name="T75_3">your</text:span><text:span text:style-name="T75_4"><text:s/></text:span><text:span text:style-name="T75_5">location</text:span></text:p>
            <text:p text:style-name="P76"/>
            <text:p text:style-name="P77"/>
            <text:p text:style-name="P78"/>
            <text:p text:style-name="P79"><text:span text:style-name="T79_1">Show</text:span><text:span text:style-name="T79_2"><text:s/></text:span><text:span text:style-name="T79_3">the</text:span><text:span text:style-name="T79_4"><text:s/></text:span><text:span text:style-name="T79_5">folders</text:span><text:span text:style-name="T79_6"><text:s/></text:span><text:span text:style-name="T79_7">in</text:span><text:span text:style-name="T79_8"><text:s/></text:span><text:span text:style-name="T79_9">your</text:span><text:span text:style-name="T79_10"><text:s/></text:span><text:span text:style-name="T79_11">current</text:span><text:span text:style-name="T79_12"><text:s/></text:span><text:span text:style-name="T79_13">directory</text:span></text:p>
            <text:p text:style-name="P80"/>
            <text:p text:style-name="P81"/>
            <text:p text:style-name="P82"><text:span text:style-name="T82_1">Show</text:span><text:span text:style-name="T82_2"><text:s/></text:span><text:span text:style-name="T82_3">detailed</text:span><text:span text:style-name="T82_4"><text:s/></text:span><text:span text:style-name="T82_5">information</text:span><text:span text:style-name="T82_6"><text:s/></text:span><text:span text:style-name="T82_7">about</text:span><text:span text:style-name="T82_8"><text:s/></text:span><text:span text:style-name="T82_9">items</text:span><text:span text:style-name="T82_10"><text:s/></text:span><text:span text:style-name="T82_11">in</text:span><text:span text:style-name="T82_12"><text:s/></text:span><text:span text:style-name="T82_13">current</text:span><text:span text:style-name="T82_14"><text:s/></text:span><text:span text:style-name="T82_15">directory</text:span></text:p>
            <text:p text:style-name="P83"/>
            <text:p text:style-name="P84"/>
            <text:p text:style-name="P85"/>
            <text:p text:style-name="P86"><text:span text:style-name="T86_1">Move</text:span><text:span text:style-name="T86_2"><text:s/></text:span><text:span text:style-name="T86_3">into</text:span><text:span text:style-name="T86_4"><text:s/></text:span><text:span text:style-name="T86_5">another</text:span><text:span text:style-name="T86_6"><text:s/></text:span><text:span text:style-name="T86_7">directory</text:span></text:p>
            <text:p text:style-name="P87"/>
            <text:p text:style-name="P88"/>
            <text:p text:style-name="P89"/>
            <text:p text:style-name="P90"><text:span text:style-name="T90_1">Move</text:span><text:span text:style-name="T90_2"><text:s/></text:span><text:span text:style-name="T90_3">back</text:span><text:span text:style-name="T90_4"><text:s/></text:span><text:span text:style-name="T90_5">one</text:span><text:span text:style-name="T90_6"><text:s/></text:span><text:span text:style-name="T90_7">step</text:span></text:p>
            <text:p text:style-name="P91"/>
            <text:p text:style-name="P92"/>
            <text:p text:style-name="P93"><text:span text:style-name="T93_1">Move</text:span><text:span text:style-name="T93_2"><text:s/></text:span><text:span text:style-name="T93_3">back</text:span><text:span text:style-name="T93_4"><text:s/></text:span><text:span text:style-name="T93_5">to</text:span><text:span text:style-name="T93_6"><text:s/></text:span><text:span text:style-name="T93_7">home</text:span><text:span text:style-name="T93_8"><text:s/></text:span><text:span text:style-name="T93_9">folder</text:span></text:p>
            <text:p text:style-name="P94"/>
            <text:p text:style-name="P95"/>
            <text:p text:style-name="P96"><text:span text:style-name="T96_1">Make</text:span><text:span text:style-name="T96_2"><text:s/></text:span><text:span text:style-name="T96_3">a</text:span><text:span text:style-name="T96_4"><text:s/></text:span><text:span text:style-name="T96_5">new</text:span><text:span text:style-name="T96_6"><text:s/></text:span><text:span text:style-name="T96_7">directory</text:span></text:p>
            <text:p text:style-name="P97"/>
            <text:p text:style-name="P98"/>
            <text:p text:style-name="P99"><text:span text:style-name="T99_1">Make</text:span><text:span text:style-name="T99_2"><text:s/></text:span><text:span text:style-name="T99_3">a</text:span><text:span text:style-name="T99_4"><text:s/></text:span><text:span text:style-name="T99_5">new</text:span><text:span text:style-name="T99_6"><text:s/></text:span><text:span text:style-name="T99_7">file</text:span></text:p>
            <text:p text:style-name="P100"/>
            <text:p text:style-name="P101"/>
            <text:p text:style-name="P102"/>
            <text:p text:style-name="P103"><text:span text:style-name="T103_1">Stop</text:span><text:span text:style-name="T103_2"><text:s/></text:span><text:span text:style-name="T103_3">current</text:span><text:span text:style-name="T103_4"><text:s/></text:span><text:span text:style-name="T103_5">action</text:span></text:p>
            <text:p text:style-name="P104"/>
            <text:p text:style-name="P105"><text:span text:style-name="T105_1">Copy</text:span><text:span text:style-name="T105_2"><text:s/></text:span><text:span text:style-name="T105_3">a</text:span><text:span text:style-name="T105_4"><text:s/></text:span><text:span text:style-name="T105_5">folder</text:span><text:span text:style-name="T105_6"><text:s/></text:span><text:span text:style-name="T105_7">or</text:span><text:span text:style-name="T105_8"><text:s/></text:span><text:span text:style-name="T105_9">file</text:span></text:p>
            <text:p text:style-name="P106"/>
            <text:p text:style-name="P107"><text:span text:style-name="T107_1">Move</text:span><text:span text:style-name="T107_2"><text:s/></text:span><text:span text:style-name="T107_3">a</text:span><text:span text:style-name="T107_4"><text:s/></text:span><text:span text:style-name="T107_5">file</text:span><text:span text:style-name="T107_6"><text:s/></text:span><text:span text:style-name="T107_7">or</text:span><text:span text:style-name="T107_8"><text:s/></text:span><text:span text:style-name="T107_9">directory</text:span></text:p>
            <text:p text:style-name="P108"/>
            <text:p text:style-name="P109"/>
            <text:p text:style-name="P110"/>
            <text:p text:style-name="P111"><text:span text:style-name="T111_1">Remove</text:span><text:span text:style-name="T111_2"><text:s/></text:span><text:span text:style-name="T111_3">file</text:span></text:p>
            <text:p text:style-name="P112"/>
            <text:p text:style-name="P113"><text:span text:style-name="T113_1">Remove</text:span><text:span text:style-name="T113_2"><text:s/></text:span><text:span text:style-name="T113_3">directory</text:span></text:p>
            <text:p text:style-name="P114"/>
            <text:p text:style-name="P115"/>
            <text:p text:style-name="P116"><text:span text:style-name="T116_1">Remove</text:span><text:span text:style-name="T116_2"><text:s/></text:span><text:span text:style-name="T116_3">a</text:span><text:span text:style-name="T116_4"><text:s/></text:span><text:span text:style-name="T116_5">directory</text:span><text:span text:style-name="T116_6"><text:s/></text:span><text:span text:style-name="T116_7">w</text:span><text:span text:style-name="T116_8">/</text:span><text:span text:style-name="T116_9">files</text:span></text:p>
            <text:p text:style-name="P117"/>
            <text:p text:style-name="P118"/>
          </table:table-cell>
          <table:table-cell table:style-name="Cell39">
            <text:p text:style-name="P119"><text:span text:style-name="T119_1">pwd</text:span></text:p>
            <text:p text:style-name="P120"/>
            <text:p text:style-name="P121"/>
            <text:p text:style-name="P122"/>
            <text:p text:style-name="P123"><text:span text:style-name="T123_1">ls</text:span></text:p>
            <text:p text:style-name="P124"/>
            <text:p text:style-name="P125"/>
            <text:p text:style-name="P126"/>
            <text:p text:style-name="P127"/>
            <text:p text:style-name="P128"><text:span text:style-name="T128_1">ls</text:span><text:span text:style-name="T128_2"><text:s text:c="2"/>-</text:span><text:span text:style-name="T128_3">l</text:span></text:p>
            <text:p text:style-name="P129"/>
            <text:p text:style-name="P130"/>
            <text:p text:style-name="P131"/>
            <text:p text:style-name="P132"/>
            <text:p text:style-name="P133"/>
            <text:p text:style-name="P134"><text:span text:style-name="T134_1">cd</text:span></text:p>
            <text:p text:style-name="P135"/>
            <text:p text:style-name="P136"/>
            <text:p text:style-name="P137"/>
            <text:p text:style-name="P138"/>
            <text:p text:style-name="P139"><text:span text:style-name="T139_1">cd</text:span><text:span text:style-name="T139_2"><text:s text:c="2"/>..</text:span></text:p>
            <text:p text:style-name="P140"/>
            <text:p text:style-name="P141"/>
            <text:p text:style-name="P142"/>
            <text:p text:style-name="P143"><text:span text:style-name="T143_1">cd</text:span><text:span text:style-name="T143_2"><text:s text:c="2"/>~/</text:span></text:p>
            <text:p text:style-name="P144"/>
            <text:p text:style-name="P145"/>
            <text:p text:style-name="P146"/>
            <text:p text:style-name="P147"><text:span text:style-name="T147_1">mkdir</text:span><text:span text:style-name="T147_2"><text:tab/></text:span></text:p>
            <text:p text:style-name="P148"/>
            <text:p text:style-name="P149"/>
            <text:p text:style-name="P150"/>
            <text:p text:style-name="P151"><text:span text:style-name="T151_1">touch</text:span><text:span text:style-name="T151_2"><text:tab/></text:span></text:p>
            <text:p text:style-name="P152"/>
            <text:p text:style-name="P153"/>
            <text:p text:style-name="P154"><text:span text:style-name="T154_1">ctrl</text:span><text:span text:style-name="T154_2">+</text:span><text:span text:style-name="T154_3">c</text:span><text:span text:style-name="T154_4"><text:tab/></text:span><text:span text:style-name="T154_5"><text:tab/></text:span></text:p>
            <text:p text:style-name="P155"/>
            <text:p text:style-name="P156"><text:span text:style-name="T156_1">cp</text:span><text:span text:style-name="T156_2"><text:tab/><text:tab/></text:span></text:p>
            <text:p text:style-name="P157"/>
            <text:p text:style-name="P158"><text:span text:style-name="T158_1">mv</text:span><text:span text:style-name="T158_2"><text:s/><text:tab/></text:span></text:p>
            <text:p text:style-name="P159"><text:span text:style-name="T159_1"><text:tab/></text:span></text:p>
            <text:p text:style-name="P160"/>
            <text:p text:style-name="P161"/>
            <text:p text:style-name="P162"/>
            <text:p text:style-name="P163"><text:span text:style-name="T163_1">rm</text:span><text:span text:style-name="T163_2"><text:s/><text:tab/><text:tab/></text:span></text:p>
            <text:p text:style-name="P164"><text:span text:style-name="T164_1">rmdir</text:span><text:span text:style-name="T164_2"><text:s/><text:tab/></text:span></text:p>
            <text:p text:style-name="P165"/>
            <text:p text:style-name="P166"/>
            <text:p text:style-name="P167"><text:span text:style-name="T167_1">rm</text:span><text:span text:style-name="T167_2"><text:s text:c="2"/>-</text:span><text:span text:style-name="T167_3">r</text:span><text:span text:style-name="T167_4"><text:tab/></text:span></text:p>
            <text:p text:style-name="P168"/>
            <text:p text:style-name="P169"/>
            <text:p text:style-name="P170"/>
          </table:table-cell>
          <table:table-cell table:style-name="Cell40">
            <text:p text:style-name="P171"><text:span text:style-name="T171_1">Present</text:span><text:span text:style-name="T171_2"><text:s/></text:span><text:span text:style-name="T171_3">Working</text:span><text:span text:style-name="T171_4"><text:s/></text:span><text:span text:style-name="T171_5">Directory</text:span><text:span text:style-name="T171_6">.<text:s/></text:span><text:span text:style-name="T171_7">It</text:span><text:span text:style-name="T171_8"><text:s/></text:span><text:span text:style-name="T171_9">lets</text:span><text:span text:style-name="T171_10"><text:s/></text:span><text:span text:style-name="T171_11">you</text:span><text:span text:style-name="T171_12"><text:s/></text:span><text:span text:style-name="T171_13">know</text:span><text:span text:style-name="T171_14"><text:s/></text:span><text:span text:style-name="T171_15">where</text:span><text:span text:style-name="T171_16"><text:s/></text:span><text:span text:style-name="T171_17">you</text:span><text:span text:style-name="T171_18"><text:s/></text:span><text:span text:style-name="T171_19">are</text:span><text:span text:style-name="T171_20"><text:s/></text:span><text:span text:style-name="T171_21">located</text:span><text:span text:style-name="T171_22"><text:s/></text:span><text:span text:style-name="T171_23">on</text:span><text:span text:style-name="T171_24"><text:s/></text:span><text:span text:style-name="T171_25">your</text:span><text:span text:style-name="T171_26"><text:s/></text:span><text:span text:style-name="T171_27">computer</text:span><text:span text:style-name="T171_28">,<text:s/></text:span><text:span text:style-name="T171_29">or</text:span><text:span text:style-name="T171_30"><text:s/></text:span><text:span text:style-name="T171_31">it</text:span><text:span text:style-name="T171_32"><text:s/></text:span><text:span text:style-name="T171_33">prints</text:span><text:span text:style-name="T171_34"><text:s/></text:span><text:span text:style-name="T171_35">the</text:span><text:span text:style-name="T171_36"><text:s/></text:span><text:span text:style-name="T171_37">path</text:span><text:span text:style-name="T171_38"><text:s/></text:span><text:span text:style-name="T171_39">to</text:span><text:span text:style-name="T171_40"><text:s/></text:span><text:span text:style-name="T171_41">your</text:span><text:span text:style-name="T171_42"><text:s/></text:span><text:span text:style-name="T171_43">current</text:span><text:span text:style-name="T171_44"><text:s/></text:span><text:span text:style-name="T171_45">location</text:span></text:p>
            <text:p text:style-name="P172"/>
            <text:p text:style-name="P173"><text:span text:style-name="T173_1">tells</text:span><text:span text:style-name="T173_2"><text:s/></text:span><text:span text:style-name="T173_3">the</text:span><text:span text:style-name="T173_4"><text:s/></text:span><text:span text:style-name="T173_5">computer</text:span><text:span text:style-name="T173_6"><text:s/></text:span><text:span text:style-name="T173_7">that</text:span><text:span text:style-name="T173_8"><text:s/></text:span><text:span text:style-name="T173_9">you</text:span><text:span text:style-name="T173_10"><text:s/></text:span><text:span text:style-name="T173_11">want</text:span><text:span text:style-name="T173_12"><text:s/></text:span><text:span text:style-name="T173_13">to</text:span><text:span text:style-name="T173_14"><text:s/></text:span><text:span text:style-name="T173_15">see</text:span><text:span text:style-name="T173_16"><text:s/></text:span><text:span text:style-name="T173_17">a</text:span><text:span text:style-name="T173_18"><text:s/></text:span><text:span text:style-name="T173_19">list</text:span><text:span text:style-name="T173_20"><text:s/></text:span><text:span text:style-name="T173_21">of</text:span><text:span text:style-name="T173_22"><text:s/></text:span><text:span text:style-name="T173_23">what</text:span><text:span text:style-name="T173_24">'</text:span><text:span text:style-name="T173_25">s</text:span><text:span text:style-name="T173_26"><text:s/></text:span><text:span text:style-name="T173_27">inside</text:span><text:span text:style-name="T173_28"><text:s/></text:span><text:span text:style-name="T173_29">a</text:span><text:span text:style-name="T173_30"><text:s/></text:span><text:span text:style-name="T173_31">folder</text:span><text:span text:style-name="T173_32">.<text:s/></text:span><text:span text:style-name="T173_33">If</text:span><text:span text:style-name="T173_34"><text:s/></text:span><text:span text:style-name="T173_35">you</text:span><text:span text:style-name="T173_36"><text:s/></text:span><text:span text:style-name="T173_37">type</text:span><text:span text:style-name="T173_38"><text:s/></text:span><text:span text:style-name="T173_39">it</text:span><text:span text:style-name="T173_40"><text:s/></text:span><text:span text:style-name="T173_41">by</text:span><text:span text:style-name="T173_42"><text:s/></text:span><text:span text:style-name="T173_43">itself</text:span><text:span text:style-name="T173_44">,<text:s/></text:span><text:span text:style-name="T173_45">it</text:span><text:span text:style-name="T173_46"><text:s/></text:span><text:span text:style-name="T173_47">will</text:span><text:span text:style-name="T173_48"><text:s/></text:span><text:span text:style-name="T173_49">tell</text:span><text:span text:style-name="T173_50"><text:s/></text:span><text:span text:style-name="T173_51">you</text:span><text:span text:style-name="T173_52"><text:s/></text:span><text:span text:style-name="T173_53">what</text:span><text:span text:style-name="T173_54">'</text:span><text:span text:style-name="T173_55">s</text:span><text:span text:style-name="T173_56"><text:s/></text:span><text:span text:style-name="T173_57">in</text:span><text:span text:style-name="T173_58"><text:s/></text:span><text:span text:style-name="T173_59">the</text:span><text:span text:style-name="T173_60"><text:s/></text:span><text:span text:style-name="T173_61">folder</text:span><text:span text:style-name="T173_62"><text:s/></text:span><text:span text:style-name="T173_63">you</text:span><text:span text:style-name="T173_64">'</text:span><text:span text:style-name="T173_65">re</text:span><text:span text:style-name="T173_66"><text:s/></text:span><text:span text:style-name="T173_67">standing</text:span><text:span text:style-name="T173_68"><text:s/></text:span><text:span text:style-name="T173_69">in</text:span><text:span text:style-name="T173_70"><text:s/></text:span><text:span text:style-name="T173_71">right</text:span><text:span text:style-name="T173_72"><text:s/></text:span><text:span text:style-name="T173_73">now</text:span><text:span text:style-name="T173_74">.<text:s/>“</text:span><text:span text:style-name="T173_75">ls</text:span><text:span text:style-name="T173_76">”<text:s/></text:span><text:span text:style-name="T173_77">means</text:span><text:span text:style-name="T173_78"><text:s/></text:span><text:span text:style-name="T173_79">list</text:span><text:span text:style-name="T173_80"><text:s/></text:span><text:span text:style-name="T173_81">or</text:span><text:span text:style-name="T173_82"><text:s/></text:span><text:span text:style-name="T173_83">list</text:span><text:span text:style-name="T173_84"><text:s/></text:span><text:span text:style-name="T173_85">segment</text:span></text:p>
            <text:p text:style-name="P174"/>
            <text:p text:style-name="P175"><text:span text:style-name="T175_1">the</text:span><text:span text:style-name="T175_2"><text:s/></text:span><text:span text:style-name="T175_3">extra</text:span><text:span text:style-name="T175_4"><text:s/>“</text:span><text:span text:style-name="T175_5">l</text:span><text:span text:style-name="T175_6">”<text:s/></text:span><text:span text:style-name="T175_7">means</text:span><text:span text:style-name="T175_8"><text:s/></text:span><text:span text:style-name="T175_9">long</text:span><text:span text:style-name="T175_10">-</text:span><text:span text:style-name="T175_11">format</text:span><text:span text:style-name="T175_12"><text:s/></text:span><text:span text:style-name="T175_13">and</text:span><text:span text:style-name="T175_14"><text:s/></text:span><text:span text:style-name="T175_15">will</text:span><text:span text:style-name="T175_16"><text:s/></text:span><text:span text:style-name="T175_17">give</text:span><text:span text:style-name="T175_18"><text:s/></text:span><text:span text:style-name="T175_19">you</text:span><text:span text:style-name="T175_20"><text:s/></text:span><text:span text:style-name="T175_21">detailed</text:span><text:span text:style-name="T175_22"><text:s/></text:span><text:span text:style-name="T175_23">information</text:span><text:span text:style-name="T175_24"><text:s/></text:span><text:span text:style-name="T175_25">about</text:span><text:span text:style-name="T175_26"><text:s/></text:span><text:span text:style-name="T175_27">the</text:span><text:span text:style-name="T175_28"><text:s/></text:span><text:span text:style-name="T175_29">folders</text:span><text:span text:style-name="T175_30"><text:s/></text:span><text:span text:style-name="T175_31">in</text:span><text:span text:style-name="T175_32"><text:s/></text:span><text:span text:style-name="T175_33">the</text:span><text:span text:style-name="T175_34"><text:s/></text:span><text:span text:style-name="T175_35">directory</text:span><text:span text:style-name="T175_36"><text:s/></text:span><text:span text:style-name="T175_37">you</text:span><text:span text:style-name="T175_38"><text:s/></text:span><text:span text:style-name="T175_39">are</text:span><text:span text:style-name="T175_40"><text:s/></text:span><text:span text:style-name="T175_41">standing</text:span><text:span text:style-name="T175_42"><text:s/></text:span><text:span text:style-name="T175_43">in</text:span><text:span text:style-name="T175_44">.</text:span></text:p>
            <text:p text:style-name="P176"/>
            <text:p text:style-name="P177"/>
            <text:p text:style-name="P178"/>
            <text:p text:style-name="P179"/>
            <text:p text:style-name="P180"><text:span text:style-name="T180_1">tells</text:span><text:span text:style-name="T180_2"><text:s/></text:span><text:span text:style-name="T180_3">the</text:span><text:span text:style-name="T180_4"><text:s/></text:span><text:span text:style-name="T180_5">computer</text:span><text:span text:style-name="T180_6"><text:s/></text:span><text:span text:style-name="T180_7">to</text:span><text:span text:style-name="T180_8"><text:s/></text:span><text:span text:style-name="T180_9">move</text:span><text:span text:style-name="T180_10"><text:s/></text:span><text:span text:style-name="T180_11">to</text:span><text:span text:style-name="T180_12"><text:s/></text:span><text:span text:style-name="T180_13">another</text:span><text:span text:style-name="T180_14"><text:s/></text:span><text:span text:style-name="T180_15">folder</text:span><text:span text:style-name="T180_16">,<text:s/></text:span><text:span text:style-name="T180_17">and</text:span><text:span text:style-name="T180_18"><text:s/></text:span><text:span text:style-name="T180_19">is</text:span><text:span text:style-name="T180_20"><text:s/></text:span><text:span text:style-name="T180_21">short</text:span><text:span text:style-name="T180_22"><text:s/></text:span><text:span text:style-name="T180_23">for</text:span><text:span text:style-name="T180_24"><text:s/>“</text:span><text:span text:style-name="T180_25">Change</text:span><text:span text:style-name="T180_26"><text:s/></text:span><text:span text:style-name="T180_27">Directory</text:span><text:span text:style-name="T180_28">”.<text:s/></text:span><text:span text:style-name="T180_29">When</text:span><text:span text:style-name="T180_30"><text:s/></text:span><text:span text:style-name="T180_31">you</text:span><text:span text:style-name="T180_32"><text:s/></text:span><text:span text:style-name="T180_33">use</text:span><text:span text:style-name="T180_34"><text:s/></text:span><text:span text:style-name="T180_35">it</text:span><text:span text:style-name="T180_36">,<text:s/></text:span><text:span text:style-name="T180_37">you</text:span><text:span text:style-name="T180_38"><text:s/></text:span><text:span text:style-name="T180_39">also</text:span><text:span text:style-name="T180_40"><text:s/></text:span><text:span text:style-name="T180_41">have</text:span><text:span text:style-name="T180_42"><text:s/></text:span><text:span text:style-name="T180_43">to</text:span><text:span text:style-name="T180_44"><text:s/></text:span><text:span text:style-name="T180_45">tell</text:span><text:span text:style-name="T180_46"><text:s/></text:span><text:span text:style-name="T180_47">it</text:span><text:span text:style-name="T180_48"><text:s/></text:span><text:span text:style-name="T180_49">the</text:span><text:span text:style-name="T180_50"><text:s/></text:span><text:span text:style-name="T180_51">name</text:span><text:span text:style-name="T180_52"><text:s/></text:span><text:span text:style-name="T180_53">of</text:span><text:span text:style-name="T180_54"><text:s/></text:span><text:span text:style-name="T180_55">the</text:span><text:span text:style-name="T180_56"><text:s/></text:span><text:span text:style-name="T180_57">folder</text:span><text:span text:style-name="T180_58"><text:s/></text:span><text:span text:style-name="T180_59">you</text:span><text:span text:style-name="T180_60"><text:s/></text:span><text:span text:style-name="T180_61">want</text:span><text:span text:style-name="T180_62"><text:s/></text:span><text:span text:style-name="T180_63">to</text:span><text:span text:style-name="T180_64"><text:s/></text:span><text:span text:style-name="T180_65">move</text:span><text:span text:style-name="T180_66"><text:s/></text:span><text:span text:style-name="T180_67">to</text:span><text:span text:style-name="T180_68">.</text:span></text:p>
            <text:p text:style-name="P181"/>
            <text:p text:style-name="P182"><text:span text:style-name="T182_1">goes</text:span><text:span text:style-name="T182_2"><text:s/></text:span><text:span text:style-name="T182_3">back</text:span><text:span text:style-name="T182_4"><text:s/></text:span><text:span text:style-name="T182_5">one</text:span><text:span text:style-name="T182_6"><text:s/></text:span><text:span text:style-name="T182_7">step</text:span><text:span text:style-name="T182_8"><text:s/></text:span><text:span text:style-name="T182_9">in</text:span><text:span text:style-name="T182_10"><text:s/></text:span><text:span text:style-name="T182_11">the</text:span><text:span text:style-name="T182_12"><text:s/></text:span><text:span text:style-name="T182_13">path</text:span></text:p>
            <text:p text:style-name="P183"/>
            <text:p text:style-name="P184"/>
            <text:p text:style-name="P185"/>
            <text:p text:style-name="P186"><text:span text:style-name="T186_1">takes</text:span><text:span text:style-name="T186_2"><text:s/></text:span><text:span text:style-name="T186_3">you</text:span><text:span text:style-name="T186_4"><text:s/></text:span><text:span text:style-name="T186_5">all</text:span><text:span text:style-name="T186_6"><text:s/></text:span><text:span text:style-name="T186_7">of</text:span><text:span text:style-name="T186_8"><text:s/></text:span><text:span text:style-name="T186_9">the</text:span><text:span text:style-name="T186_10"><text:s/></text:span><text:span text:style-name="T186_11">way</text:span><text:span text:style-name="T186_12"><text:s/></text:span><text:span text:style-name="T186_13">back</text:span><text:span text:style-name="T186_14"><text:s/></text:span><text:span text:style-name="T186_15">to</text:span><text:span text:style-name="T186_16"><text:s/></text:span><text:span text:style-name="T186_17">the</text:span><text:span text:style-name="T186_18"><text:s/></text:span><text:span text:style-name="T186_19">beginning</text:span></text:p>
            <text:p text:style-name="P187"/>
            <text:p text:style-name="P188"/>
            <text:p text:style-name="P189"/>
            <text:p text:style-name="P190"><text:span text:style-name="T190_1">tells</text:span><text:span text:style-name="T190_2"><text:s/></text:span><text:span text:style-name="T190_3">the</text:span><text:span text:style-name="T190_4"><text:s/></text:span><text:span text:style-name="T190_5">computer</text:span><text:span text:style-name="T190_6"><text:s/></text:span><text:span text:style-name="T190_7">to</text:span><text:span text:style-name="T190_8"><text:s/></text:span><text:span text:style-name="T190_9">make</text:span><text:span text:style-name="T190_10"><text:s/></text:span><text:span text:style-name="T190_11">a</text:span><text:span text:style-name="T190_12"><text:s/></text:span><text:span text:style-name="T190_13">folder</text:span><text:span text:style-name="T190_14">,<text:s/></text:span><text:span text:style-name="T190_15">and</text:span><text:span text:style-name="T190_16"><text:s/></text:span><text:span text:style-name="T190_17">is</text:span><text:span text:style-name="T190_18"><text:s/></text:span><text:span text:style-name="T190_19">short</text:span><text:span text:style-name="T190_20"><text:s/></text:span><text:span text:style-name="T190_21">for</text:span><text:span text:style-name="T190_22"><text:s/>“</text:span><text:span text:style-name="T190_23">Make</text:span><text:span text:style-name="T190_24"><text:s/></text:span><text:span text:style-name="T190_25">Directory</text:span><text:span text:style-name="T190_26">”.<text:s/></text:span><text:span text:style-name="T190_27">Just</text:span><text:span text:style-name="T190_28"><text:s/></text:span><text:span text:style-name="T190_29">like</text:span><text:span text:style-name="T190_30"><text:s/></text:span><text:span text:style-name="T190_31">with</text:span><text:span text:style-name="T190_32"><text:s/></text:span><text:span text:style-name="T190_33">cd</text:span><text:span text:style-name="T190_34">,<text:s/></text:span><text:span text:style-name="T190_35">you</text:span><text:span text:style-name="T190_36"><text:s/></text:span><text:span text:style-name="T190_37">also</text:span><text:span text:style-name="T190_38"><text:s/></text:span><text:span text:style-name="T190_39">have</text:span><text:span text:style-name="T190_40"><text:s/></text:span><text:span text:style-name="T190_41">to</text:span><text:span text:style-name="T190_42"><text:s/></text:span><text:span text:style-name="T190_43">tell</text:span><text:span text:style-name="T190_44"><text:s/></text:span><text:span text:style-name="T190_45">it</text:span><text:span text:style-name="T190_46"><text:s/></text:span><text:span text:style-name="T190_47">the</text:span><text:span text:style-name="T190_48"><text:s/></text:span><text:span text:style-name="T190_49">name</text:span><text:span text:style-name="T190_50"><text:s/></text:span><text:span text:style-name="T190_51">of</text:span><text:span text:style-name="T190_52"><text:s/></text:span><text:span text:style-name="T190_53">the</text:span><text:span text:style-name="T190_54"><text:s/></text:span><text:span text:style-name="T190_55">new</text:span><text:span text:style-name="T190_56"><text:s/></text:span><text:span text:style-name="T190_57">folder</text:span><text:span text:style-name="T190_58"><text:s/></text:span><text:span text:style-name="T190_59">you</text:span><text:span text:style-name="T190_60"><text:s/></text:span><text:span text:style-name="T190_61">want</text:span><text:span text:style-name="T190_62"><text:s/></text:span><text:span text:style-name="T190_63">to</text:span><text:span text:style-name="T190_64"><text:s/></text:span><text:span text:style-name="T190_65">make</text:span><text:span text:style-name="T190_66">.</text:span></text:p>
            <text:p text:style-name="P191"/>
            <text:p text:style-name="P192"><text:span text:style-name="T192_1">creates</text:span><text:span text:style-name="T192_2"><text:s/></text:span><text:span text:style-name="T192_3">a</text:span><text:span text:style-name="T192_4"><text:s/></text:span><text:span text:style-name="T192_5">file</text:span><text:span text:style-name="T192_6">.<text:s/></text:span><text:span text:style-name="T192_7">What</text:span><text:span text:style-name="T192_8"><text:s/></text:span><text:span text:style-name="T192_9">you</text:span><text:span text:style-name="T192_10"><text:s/></text:span><text:span text:style-name="T192_11">write</text:span><text:span text:style-name="T192_12"><text:s/></text:span><text:span text:style-name="T192_13">after</text:span><text:span text:style-name="T192_14"><text:s/></text:span><text:span text:style-name="T192_15">will</text:span><text:span text:style-name="T192_16"><text:s/></text:span><text:span text:style-name="T192_17">be</text:span><text:span text:style-name="T192_18"><text:s/></text:span><text:span text:style-name="T192_19">the</text:span><text:span text:style-name="T192_20"><text:s/></text:span><text:span text:style-name="T192_21">name</text:span><text:span text:style-name="T192_22"><text:s/></text:span><text:span text:style-name="T192_23">of</text:span><text:span text:style-name="T192_24"><text:s/></text:span><text:span text:style-name="T192_25">the</text:span><text:span text:style-name="T192_26"><text:s/></text:span><text:span text:style-name="T192_27">file</text:span><text:span text:style-name="T192_28">.</text:span></text:p>
            <text:p text:style-name="P193"/>
            <text:p text:style-name="P194"/>
            <text:p text:style-name="P195"><text:span text:style-name="T195_1">will</text:span><text:span text:style-name="T195_2"><text:s/></text:span><text:span text:style-name="T195_3">kill</text:span><text:span text:style-name="T195_4"><text:s/></text:span><text:span text:style-name="T195_5">any</text:span><text:span text:style-name="T195_6"><text:s/></text:span><text:span text:style-name="T195_7">line</text:span><text:span text:style-name="T195_8"><text:s/></text:span><text:span text:style-name="T195_9">of</text:span><text:span text:style-name="T195_10"><text:s/></text:span><text:span text:style-name="T195_11">coding</text:span><text:span text:style-name="T195_12"><text:s/></text:span><text:span text:style-name="T195_13">you</text:span><text:span text:style-name="T195_14">'</text:span><text:span text:style-name="T195_15">re</text:span><text:span text:style-name="T195_16"><text:s/></text:span><text:span text:style-name="T195_17">going</text:span><text:span text:style-name="T195_18"><text:s/></text:span><text:span text:style-name="T195_19">through</text:span></text:p>
            <text:p text:style-name="P196"/>
            <text:p text:style-name="P197"/>
            <text:p text:style-name="P198"><text:span text:style-name="T198_1">means</text:span><text:span text:style-name="T198_2"><text:s/>“</text:span><text:span text:style-name="T198_3">Copy</text:span><text:span text:style-name="T198_4">”.<text:s/></text:span><text:span text:style-name="T198_5">You</text:span><text:span text:style-name="T198_6"><text:s/></text:span><text:span text:style-name="T198_7">would</text:span><text:span text:style-name="T198_8"><text:s/></text:span><text:span text:style-name="T198_9">code</text:span><text:span text:style-name="T198_10"><text:s/></text:span><text:span text:style-name="T198_11">it</text:span><text:span text:style-name="T198_12"><text:s/>&lt;</text:span><text:span text:style-name="T198_13">cp</text:span><text:span text:style-name="T198_14">&gt;<text:s/>&lt;</text:span><text:span text:style-name="T198_15">nameofthefolder</text:span><text:span text:style-name="T198_16">&gt;<text:s/>&lt;</text:span><text:span text:style-name="T198_17">nameofnewfolder</text:span><text:span text:style-name="T198_18">&gt;</text:span></text:p>
            <text:p text:style-name="P199"/>
            <text:p text:style-name="P200"><text:span text:style-name="T200_1">is</text:span><text:span text:style-name="T200_2"><text:s/></text:span><text:span text:style-name="T200_3">the</text:span><text:span text:style-name="T200_4"><text:s/></text:span><text:span text:style-name="T200_5">command</text:span><text:span text:style-name="T200_6"><text:s/></text:span><text:span text:style-name="T200_7">for</text:span><text:span text:style-name="T200_8"><text:s/></text:span><text:span text:style-name="T200_9">moving</text:span><text:span text:style-name="T200_10"><text:s/></text:span><text:span text:style-name="T200_11">a</text:span><text:span text:style-name="T200_12"><text:s/></text:span><text:span text:style-name="T200_13">file</text:span><text:span text:style-name="T200_14">.<text:s/></text:span><text:span text:style-name="T200_15">It</text:span><text:span text:style-name="T200_16"><text:s/></text:span><text:span text:style-name="T200_17">can</text:span><text:span text:style-name="T200_18"><text:s/></text:span><text:span text:style-name="T200_19">also</text:span><text:span text:style-name="T200_20"><text:s/></text:span><text:span text:style-name="T200_21">be</text:span><text:span text:style-name="T200_22"><text:s/></text:span><text:span text:style-name="T200_23">used</text:span><text:span text:style-name="T200_24"><text:s/></text:span><text:span text:style-name="T200_25">to</text:span><text:span text:style-name="T200_26"><text:s/></text:span><text:span text:style-name="T200_27">rename</text:span><text:span text:style-name="T200_28"><text:s/></text:span><text:span text:style-name="T200_29">the</text:span><text:span text:style-name="T200_30"><text:s/></text:span><text:span text:style-name="T200_31">file</text:span><text:span text:style-name="T200_32"><text:s/></text:span><text:span text:style-name="T200_33">if</text:span><text:span text:style-name="T200_34"><text:s/></text:span><text:span text:style-name="T200_35">the</text:span><text:span text:style-name="T200_36"><text:s/></text:span><text:span text:style-name="T200_37">place</text:span><text:span text:style-name="T200_38"><text:s/></text:span><text:span text:style-name="T200_39">doesn</text:span><text:span text:style-name="T200_40">'</text:span><text:span text:style-name="T200_41">t</text:span><text:span text:style-name="T200_42"><text:s/></text:span><text:span text:style-name="T200_43">exist</text:span><text:span text:style-name="T200_44">.</text:span></text:p>
            <text:p text:style-name="P201"/>
            <text:p text:style-name="P202"/>
            <text:p text:style-name="P203"/>
            <text:p text:style-name="P204"><text:span text:style-name="T204_1">means</text:span><text:span text:style-name="T204_2"><text:s/>“</text:span><text:span text:style-name="T204_3">Remove</text:span><text:span text:style-name="T204_4">”</text:span></text:p>
            <text:p text:style-name="P205"/>
            <text:p text:style-name="P206"><text:span text:style-name="T206_1">means</text:span><text:span text:style-name="T206_2"><text:s/>“</text:span><text:span text:style-name="T206_3">Remove</text:span><text:span text:style-name="T206_4"><text:s/></text:span><text:span text:style-name="T206_5">Directory</text:span><text:span text:style-name="T206_6">”<text:s/></text:span><text:span text:style-name="T206_7">and</text:span><text:span text:style-name="T206_8"><text:s/></text:span><text:span text:style-name="T206_9">will</text:span><text:span text:style-name="T206_10"><text:s/></text:span><text:span text:style-name="T206_11">delete</text:span><text:span text:style-name="T206_12"><text:s/></text:span><text:span text:style-name="T206_13">a</text:span><text:span text:style-name="T206_14"><text:s/></text:span><text:span text:style-name="T206_15">folder</text:span><text:span text:style-name="T206_16"><text:s/></text:span><text:span text:style-name="T206_17">if</text:span><text:span text:style-name="T206_18"><text:s/></text:span><text:span text:style-name="T206_19">there</text:span><text:span text:style-name="T206_20"><text:s/></text:span><text:span text:style-name="T206_21">are</text:span><text:span text:style-name="T206_22"><text:s/></text:span><text:span text:style-name="T206_23">no</text:span><text:span text:style-name="T206_24"><text:s/></text:span><text:span text:style-name="T206_25">files</text:span><text:span text:style-name="T206_26"><text:s/></text:span><text:span text:style-name="T206_27">in</text:span><text:span text:style-name="T206_28"><text:s/></text:span><text:span text:style-name="T206_29">it</text:span></text:p>
            <text:p text:style-name="P207"/>
            <text:p text:style-name="P208"><text:span text:style-name="T208_1">will</text:span><text:span text:style-name="T208_2"><text:s/></text:span><text:span text:style-name="T208_3">delete</text:span><text:span text:style-name="T208_4"><text:s/></text:span><text:span text:style-name="T208_5">a</text:span><text:span text:style-name="T208_6"><text:s/></text:span><text:span text:style-name="T208_7">directory</text:span><text:span text:style-name="T208_8"><text:s/></text:span><text:span text:style-name="T208_9">containing</text:span><text:span text:style-name="T208_10"><text:s/></text:span><text:span text:style-name="T208_11">files</text:span><text:span text:style-name="T208_12">.<text:s/>&lt;</text:span><text:span text:style-name="T208_13">rm</text:span><text:span text:style-name="T208_14">&gt;<text:s/>&lt;-</text:span><text:span text:style-name="T208_15">r</text:span><text:span text:style-name="T208_16">&gt;<text:s/>&lt;</text:span><text:span text:style-name="T208_17">foldername</text:span><text:span text:style-name="T208_18">&gt;</text:span></text:p>
            <text:p text:style-name="P209"/>
            <text:p text:style-name="P210"/>
            <text:p text:style-name="P211"><text:span text:style-name="T211_1"><text:tab/><text:tab/></text:span></text:p>
          </table:table-cell>
        </table:table-row>
      </table:table>
      <text:p text:style-name="P2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